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117.4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57.66pt"/>
    </style:style>
    <style:style style:name="co7" style:family="table-column">
      <style:table-column-properties fo:break-before="auto" style:column-width="120.16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40.99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7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Provinces">
      <style:table-properties table:display="true" style:writing-mode="lr-tb"/>
    </style:style>
    <style:style style:name="ta3" style:family="table" style:master-page-name="PageStyle_5f_Distric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egionId</text:p>
          </table:table-cell>
          <table:table-cell table:style-name="ce1" office:value-type="string" calcext:value-type="string">
            <text:p>Region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kdeniz Region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Doğu Anadolu Region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ge Region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üneydoğu Anadolu Region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ç Anadolu Region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Karadeniz Region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rmara Region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vince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3" office:value-type="string" calcext:value-type="string">
            <text:p>ProvinceId</text:p>
          </table:table-cell>
          <table:table-cell table:style-name="ce1" office:value-type="string" calcext:value-type="string">
            <text:p>ProvinceName</text:p>
          </table:table-cell>
          <table:table-cell table:style-name="ce1" office:value-type="string" calcext:value-type="string">
            <text:p>PlateNumber</text:p>
          </table:table-cell>
          <table:table-cell table:style-name="ce1" office:value-type="string" calcext:value-type="string">
            <text:p>RegionId</text:p>
          </table:table-cell>
          <table:table-cell table:style-name="ce1" office:value-type="string" calcext:value-type="string">
            <text:p>Region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an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Adıyaman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Afyonkarahisar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Ağrı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Amasya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Ankara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Antalya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Artvin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ydın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Balıkesi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Bilecik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Bingöl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Bitlis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Bolu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Burdur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Bursa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Çanakkale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Çankırı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Çorum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Denizli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Diyarbakır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Edirne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Elazığ</text:p>
          </table:table-cell>
          <table:table-cell table:style-name="ce6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Erzincan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Erzurum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Eskişehir</text:p>
          </table:table-cell>
          <table:table-cell table:style-name="ce6" office:value-type="float" office:value="26" calcext:value-type="float">
            <text:p>26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Gaziantep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Giresun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Gümüşhane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Hakkari</text:p>
          </table:table-cell>
          <table:table-cell table:style-name="ce6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Hatay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Isparta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Mersin</text:p>
          </table:table-cell>
          <table:table-cell table:style-name="ce6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İstanbul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5" office:value-type="string" calcext:value-type="string">
            <text:p>İzmir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Kars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5" office:value-type="string" calcext:value-type="string">
            <text:p>Kastamonu</text:p>
          </table:table-cell>
          <table:table-cell table:style-name="ce6" office:value-type="float" office:value="37" calcext:value-type="float">
            <text:p>37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5" office:value-type="string" calcext:value-type="string">
            <text:p>Kayseri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5" office:value-type="string" calcext:value-type="string">
            <text:p>Kırklareli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Kırşehir</text:p>
          </table:table-cell>
          <table:table-cell table:style-name="ce6" office:value-type="float" office:value="40" calcext:value-type="float">
            <text:p>40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5" office:value-type="string" calcext:value-type="string">
            <text:p>Kocaeli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5" office:value-type="string" calcext:value-type="string">
            <text:p>Konya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5" office:value-type="string" calcext:value-type="string">
            <text:p>Kütahya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5" office:value-type="string" calcext:value-type="string">
            <text:p>Malatya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Manisa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5" office:value-type="string" calcext:value-type="string">
            <text:p>Kahramanmaraş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5" office:value-type="string" calcext:value-type="string">
            <text:p>Mardin</text:p>
          </table:table-cell>
          <table:table-cell table:style-name="ce6" office:value-type="float" office:value="47" calcext:value-type="float">
            <text:p>47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5" office:value-type="string" calcext:value-type="string">
            <text:p>Muğla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Muş</text:p>
          </table:table-cell>
          <table:table-cell table:style-name="ce6" office:value-type="float" office:value="49" calcext:value-type="float">
            <text:p>49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5" office:value-type="string" calcext:value-type="string">
            <text:p>Nevşehir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Niğde</text:p>
          </table:table-cell>
          <table:table-cell table:style-name="ce6" office:value-type="float" office:value="51" calcext:value-type="float">
            <text:p>51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Ordu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Rize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Sakarya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5" office:value-type="string" calcext:value-type="string">
            <text:p>Samsun</text:p>
          </table:table-cell>
          <table:table-cell table:style-name="ce6" office:value-type="float" office:value="55" calcext:value-type="float">
            <text:p>5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5" office:value-type="string" calcext:value-type="string">
            <text:p>Siirt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Sinop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Sivas</text:p>
          </table:table-cell>
          <table:table-cell table:style-name="ce6" office:value-type="float" office:value="58" calcext:value-type="float">
            <text:p>58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Tekirdağ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Tokat</text:p>
          </table:table-cell>
          <table:table-cell table:style-name="ce6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Trabzon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Tunceli</text:p>
          </table:table-cell>
          <table:table-cell table:style-name="ce6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5" office:value-type="string" calcext:value-type="string">
            <text:p>Şanlıurfa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Uşak</text:p>
          </table:table-cell>
          <table:table-cell table:style-name="ce6" office:value-type="float" office:value="64" calcext:value-type="float">
            <text:p>64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Ege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5" office:value-type="string" calcext:value-type="string">
            <text:p>Van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Yozgat</text:p>
          </table:table-cell>
          <table:table-cell table:style-name="ce6" office:value-type="float" office:value="66" calcext:value-type="float">
            <text:p>66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Zonguldak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5" office:value-type="string" calcext:value-type="string">
            <text:p>Aksaray</text:p>
          </table:table-cell>
          <table:table-cell table:style-name="ce6" office:value-type="float" office:value="68" calcext:value-type="float">
            <text:p>68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Bayburt</text:p>
          </table:table-cell>
          <table:table-cell table:style-name="ce6" office:value-type="float" office:value="69" calcext:value-type="float">
            <text:p>69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5" office:value-type="string" calcext:value-type="string">
            <text:p>Karaman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5" office:value-type="string" calcext:value-type="string">
            <text:p>Kırıkkale</text:p>
          </table:table-cell>
          <table:table-cell table:style-name="ce6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İç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5" office:value-type="string" calcext:value-type="string">
            <text:p>Batman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5" office:value-type="string" calcext:value-type="string">
            <text:p>Şırnak</text:p>
          </table:table-cell>
          <table:table-cell table:style-name="ce6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Bartın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Ardahan</text:p>
          </table:table-cell>
          <table:table-cell table:style-name="ce6" office:value-type="float" office:value="75" calcext:value-type="float">
            <text:p>7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5" office:value-type="string" calcext:value-type="string">
            <text:p>Iğdır</text:p>
          </table:table-cell>
          <table:table-cell table:style-name="ce6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5" office:value-type="string" calcext:value-type="string">
            <text:p>Yalova</text:p>
          </table:table-cell>
          <table:table-cell table:style-name="ce6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Marmara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5" office:value-type="string" calcext:value-type="string">
            <text:p>Karabük</text:p>
          </table:table-cell>
          <table:table-cell table:style-name="ce6" office:value-type="float" office:value="78" calcext:value-type="float">
            <text:p>78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5" office:value-type="string" calcext:value-type="string">
            <text:p>Kilis</text:p>
          </table:table-cell>
          <table:table-cell table:style-name="ce6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Güneydoğu Anadolu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5" office:value-type="string" calcext:value-type="string">
            <text:p>Osmaniye</text:p>
          </table:table-cell>
          <table:table-cell table:style-name="ce6" office:value-type="float" office:value="80" calcext:value-type="float">
            <text:p>8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kdeniz Regi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5" office:value-type="string" calcext:value-type="string">
            <text:p>Düzce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Karadeniz Region</text:p>
          </table:table-cell>
          <table:table-cell table:style-name="ce1"/>
          <table:table-cell table:number-columns-repeated="1018"/>
        </table:table-row>
        <table:table-row table:style-name="ro1" table:number-rows-repeated="919">
          <table:table-cell table:style-name="ce3"/>
          <table:table-cell table:style-name="ce1" table:number-columns-repeated="5"/>
          <table:table-cell table:number-columns-repeated="101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ricts" table:style-name="ta3"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istrictId</text:p>
          </table:table-cell>
          <table:table-cell table:style-name="ce8" office:value-type="string" calcext:value-type="string">
            <text:p>DistrictName</text:p>
          </table:table-cell>
          <table:table-cell table:style-name="ce1" office:value-type="string" calcext:value-type="string">
            <text:p>ProvinceId</text:p>
          </table:table-cell>
          <table:table-cell table:style-name="ce8" office:value-type="string" calcext:value-type="string">
            <text:p>ProvinceNam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ladağ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eyha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Çukurova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Fek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İmamoğlu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Karaisalı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Karataş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Koza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Pozantı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Saimbeyli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Sarıçam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Seyha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Tufanbeyli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Yumurtalık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Yüreği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ana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esni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elikhan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Gerge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Gölbaşı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Kahta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Samsa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Sincik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Tu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dıyaman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Başmakç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Bayat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Bolvadi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Çay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Çobanla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Dazkır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Dina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Emirdağ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Evcil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Hocala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hsaniy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İscehisa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ızılöre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Sandıkl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Sinanpaşa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Sultandağ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Şuhut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Afyonkarahisar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Diyadin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Doğubeyazıt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Eleşkirt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Hamu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Patno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Taşlıçay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Tutak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Ağrı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Göynücek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Gümüşhacıköy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Hamamözü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Merzifon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uluova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Taşova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Amasya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Akyurt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Altındağ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Ayaş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Bala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Beypazarı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Çamlıdere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Çankaya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Çubuk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Elmadağ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Etimesgut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Evren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Gölbaşı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Güdül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Haymana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Kahramankazan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Kalecik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8" office:value-type="string" calcext:value-type="string">
            <text:p>Keçiören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Kızılcahamam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Mamak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Nallıhan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Polatlı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Pursaklar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Sincan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Şereflikoçhisar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8" office:value-type="string" calcext:value-type="string">
            <text:p>Yenimahalle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Ankara</text:p>
          </table:table-cell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8" office:value-type="string" calcext:value-type="string">
            <text:p>Akseki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8" office:value-type="string" calcext:value-type="string">
            <text:p>Aksu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8" office:value-type="string" calcext:value-type="string">
            <text:p>Alanya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8" office:value-type="string" calcext:value-type="string">
            <text:p>Demre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8" office:value-type="string" calcext:value-type="string">
            <text:p>Döşemealtı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8" office:value-type="string" calcext:value-type="string">
            <text:p>Elmalı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8" office:value-type="string" calcext:value-type="string">
            <text:p>Finike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8" office:value-type="string" calcext:value-type="string">
            <text:p>Gazipaşa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8" office:value-type="string" calcext:value-type="string">
            <text:p>Gündoğmuş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8" office:value-type="string" calcext:value-type="string">
            <text:p>İbradı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8" office:value-type="string" calcext:value-type="string">
            <text:p>Kaş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8" office:value-type="string" calcext:value-type="string">
            <text:p>Kemer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8" office:value-type="string" calcext:value-type="string">
            <text:p>Kepez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8" office:value-type="string" calcext:value-type="string">
            <text:p>Konyaaltı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8" office:value-type="string" calcext:value-type="string">
            <text:p>Korkuteli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8" office:value-type="string" calcext:value-type="string">
            <text:p>Kumluca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8" office:value-type="string" calcext:value-type="string">
            <text:p>Manavgat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8" office:value-type="string" calcext:value-type="string">
            <text:p>Muratpaşa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8" office:value-type="string" calcext:value-type="string">
            <text:p>Serik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Antalya</text:p>
          </table:table-cell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Ardanuç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8" office:value-type="string" calcext:value-type="string">
            <text:p>Arhavi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8" office:value-type="string" calcext:value-type="string">
            <text:p>Borçka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8" office:value-type="string" calcext:value-type="string">
            <text:p>Hopa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8" office:value-type="string" calcext:value-type="string">
            <text:p>Kemalpaşa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urgu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Şavşat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Yusufeli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Artvin</text:p>
          </table:table-cell>
          <table:table-cell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8" office:value-type="string" calcext:value-type="string">
            <text:p>Bozdoğan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8" office:value-type="string" calcext:value-type="string">
            <text:p>Buharkent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8" office:value-type="string" calcext:value-type="string">
            <text:p>Çine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8" office:value-type="string" calcext:value-type="string">
            <text:p>Didim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8" office:value-type="string" calcext:value-type="string">
            <text:p>Efeler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8" office:value-type="string" calcext:value-type="string">
            <text:p>Germencik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İncirliova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Karacasu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Karpuzlu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8" office:value-type="string" calcext:value-type="string">
            <text:p>Koçarlı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8" office:value-type="string" calcext:value-type="string">
            <text:p>Köşk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8" office:value-type="string" calcext:value-type="string">
            <text:p>Kuşadası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8" office:value-type="string" calcext:value-type="string">
            <text:p>Kuyucak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8" office:value-type="string" calcext:value-type="string">
            <text:p>Nazilli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8" office:value-type="string" calcext:value-type="string">
            <text:p>Söke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8" office:value-type="string" calcext:value-type="string">
            <text:p>Sultanhisar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8" office:value-type="string" calcext:value-type="string">
            <text:p>Yenipazar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Aydın</text:p>
          </table:table-cell>
          <table:table-cell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Altıeylül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8" office:value-type="string" calcext:value-type="string">
            <text:p>Ayvalık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8" office:value-type="string" calcext:value-type="string">
            <text:p>Balya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8" office:value-type="string" calcext:value-type="string">
            <text:p>Bandırma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8" office:value-type="string" calcext:value-type="string">
            <text:p>Bigadiç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8" office:value-type="string" calcext:value-type="string">
            <text:p>Burhaniye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8" office:value-type="string" calcext:value-type="string">
            <text:p>Dursunbey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8" office:value-type="string" calcext:value-type="string">
            <text:p>Edremit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8" office:value-type="string" calcext:value-type="string">
            <text:p>Erdek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8" office:value-type="string" calcext:value-type="string">
            <text:p>Gömeç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8" office:value-type="string" calcext:value-type="string">
            <text:p>Gönen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8" office:value-type="string" calcext:value-type="string">
            <text:p>Havran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8" office:value-type="string" calcext:value-type="string">
            <text:p>İvrindi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8" office:value-type="string" calcext:value-type="string">
            <text:p>Karesi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8" office:value-type="string" calcext:value-type="string">
            <text:p>Kepsut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8" office:value-type="string" calcext:value-type="string">
            <text:p>Manyas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8" office:value-type="string" calcext:value-type="string">
            <text:p>Marmara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8" office:value-type="string" calcext:value-type="string">
            <text:p>Savaştepe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8" office:value-type="string" calcext:value-type="string">
            <text:p>Sındırgı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8" office:value-type="string" calcext:value-type="string">
            <text:p>Susurluk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lıkesir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8" office:value-type="string" calcext:value-type="string">
            <text:p>Bozüyük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8" office:value-type="string" calcext:value-type="string">
            <text:p>Gölpazarı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8" office:value-type="string" calcext:value-type="string">
            <text:p>İnhisar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8" office:value-type="string" calcext:value-type="string">
            <text:p>Osmaneli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8" office:value-type="string" calcext:value-type="string">
            <text:p>Pazaryeri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8" office:value-type="string" calcext:value-type="string">
            <text:p>Söğüt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8" office:value-type="string" calcext:value-type="string">
            <text:p>Yenipazar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Bilecik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8" office:value-type="string" calcext:value-type="string">
            <text:p>Adaklı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8" office:value-type="string" calcext:value-type="string">
            <text:p>Genç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8" office:value-type="string" calcext:value-type="string">
            <text:p>Karlıova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8" office:value-type="string" calcext:value-type="string">
            <text:p>Kiğı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8" office:value-type="string" calcext:value-type="string">
            <text:p>Solhan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8" office:value-type="string" calcext:value-type="string">
            <text:p>Yayladere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8" office:value-type="string" calcext:value-type="string">
            <text:p>Yedisu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Bingöl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8" office:value-type="string" calcext:value-type="string">
            <text:p>Adilcevaz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8" office:value-type="string" calcext:value-type="string">
            <text:p>Ahlat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8" office:value-type="string" calcext:value-type="string">
            <text:p>Güroymak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8" office:value-type="string" calcext:value-type="string">
            <text:p>Hizan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8" office:value-type="string" calcext:value-type="string">
            <text:p>Mutki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8" office:value-type="string" calcext:value-type="string">
            <text:p>Tatvan</text:p>
          </table:table-cell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Bitlis</text:p>
          </table:table-cell>
          <table:table-cell table:number-columns-repeated="102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8" office:value-type="string" calcext:value-type="string">
            <text:p>Dörtdivan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8" office:value-type="string" calcext:value-type="string">
            <text:p>Gerede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8" office:value-type="string" calcext:value-type="string">
            <text:p>Göynük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8" office:value-type="string" calcext:value-type="string">
            <text:p>Kıbrıscık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8" office:value-type="string" calcext:value-type="string">
            <text:p>Mengen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8" office:value-type="string" calcext:value-type="string">
            <text:p>Mudurnu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8" office:value-type="string" calcext:value-type="string">
            <text:p>Seben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8" office:value-type="string" calcext:value-type="string">
            <text:p>Yeniçağa</text:p>
          </table:table-cell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Bolu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8" office:value-type="string" calcext:value-type="string">
            <text:p>Ağlasun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8" office:value-type="string" calcext:value-type="string">
            <text:p>Altınyayla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8" office:value-type="string" calcext:value-type="string">
            <text:p>Bucak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8" office:value-type="string" calcext:value-type="string">
            <text:p>Çavdır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8" office:value-type="string" calcext:value-type="string">
            <text:p>Çeltikçi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8" office:value-type="string" calcext:value-type="string">
            <text:p>Gölhisar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8" office:value-type="string" calcext:value-type="string">
            <text:p>Karamanlı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8" office:value-type="string" calcext:value-type="string">
            <text:p>Kemer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8" office:value-type="string" calcext:value-type="string">
            <text:p>Tefenni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8" office:value-type="string" calcext:value-type="string">
            <text:p>Yeşilova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Burdur</text:p>
          </table:table-cell>
          <table:table-cell table:number-columns-repeated="102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8" office:value-type="string" calcext:value-type="string">
            <text:p>Büyükorhan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8" office:value-type="string" calcext:value-type="string">
            <text:p>Gemlik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8" office:value-type="string" calcext:value-type="string">
            <text:p>Gürsu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8" office:value-type="string" calcext:value-type="string">
            <text:p>Harmancık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8" office:value-type="string" calcext:value-type="string">
            <text:p>İnegöl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8" office:value-type="string" calcext:value-type="string">
            <text:p>İznik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8" office:value-type="string" calcext:value-type="string">
            <text:p>Karacabey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8" office:value-type="string" calcext:value-type="string">
            <text:p>Keles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8" office:value-type="string" calcext:value-type="string">
            <text:p>Kestel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8" office:value-type="string" calcext:value-type="string">
            <text:p>Mudanya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8" office:value-type="string" calcext:value-type="string">
            <text:p>Mustafakemalpaşa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8" office:value-type="string" calcext:value-type="string">
            <text:p>Nilüfer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8" office:value-type="string" calcext:value-type="string">
            <text:p>Orhaneli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8" office:value-type="string" calcext:value-type="string">
            <text:p>Orhangazi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8" office:value-type="string" calcext:value-type="string">
            <text:p>Osmangazi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8" office:value-type="string" calcext:value-type="string">
            <text:p>Yenişehir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8" office:value-type="string" calcext:value-type="string">
            <text:p>Yıldırım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Bursa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8" office:value-type="string" calcext:value-type="string">
            <text:p>Ayvacık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8" office:value-type="string" calcext:value-type="string">
            <text:p>Bayramiç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8" office:value-type="string" calcext:value-type="string">
            <text:p>Biga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8" office:value-type="string" calcext:value-type="string">
            <text:p>Bozcaada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8" office:value-type="string" calcext:value-type="string">
            <text:p>Çan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8" office:value-type="string" calcext:value-type="string">
            <text:p>Eceabat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8" office:value-type="string" calcext:value-type="string">
            <text:p>Ezine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8" office:value-type="string" calcext:value-type="string">
            <text:p>Gelibolu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8" office:value-type="string" calcext:value-type="string">
            <text:p>Gökçeada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8" office:value-type="string" calcext:value-type="string">
            <text:p>Lapseki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8" office:value-type="string" calcext:value-type="string">
            <text:p>Yenice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Çanakkale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8" office:value-type="string" calcext:value-type="string">
            <text:p>Atkaracalar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8" office:value-type="string" calcext:value-type="string">
            <text:p>Bayramören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8" office:value-type="string" calcext:value-type="string">
            <text:p>Çerkeş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8" office:value-type="string" calcext:value-type="string">
            <text:p>Eldivan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8" office:value-type="string" calcext:value-type="string">
            <text:p>Ilgaz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8" office:value-type="string" calcext:value-type="string">
            <text:p>Kızılırmak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8" office:value-type="string" calcext:value-type="string">
            <text:p>Korgun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8" office:value-type="string" calcext:value-type="string">
            <text:p>Kurşunlu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8" office:value-type="string" calcext:value-type="string">
            <text:p>Orta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8" office:value-type="string" calcext:value-type="string">
            <text:p>Şabanözü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8" office:value-type="string" calcext:value-type="string">
            <text:p>Yapraklı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Çankırı</text:p>
          </table:table-cell>
          <table:table-cell table:number-columns-repeated="102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8" office:value-type="string" calcext:value-type="string">
            <text:p>Alaca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8" office:value-type="string" calcext:value-type="string">
            <text:p>Bayat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8" office:value-type="string" calcext:value-type="string">
            <text:p>Boğazkale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8" office:value-type="string" calcext:value-type="string">
            <text:p>Dodurga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8" office:value-type="string" calcext:value-type="string">
            <text:p>İskilip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8" office:value-type="string" calcext:value-type="string">
            <text:p>Kargı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8" office:value-type="string" calcext:value-type="string">
            <text:p>Laçin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8" office:value-type="string" calcext:value-type="string">
            <text:p>Mecitözü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8" office:value-type="string" calcext:value-type="string">
            <text:p>Oğuzlar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8" office:value-type="string" calcext:value-type="string">
            <text:p>Ortaköy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8" office:value-type="string" calcext:value-type="string">
            <text:p>Osmancık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8" office:value-type="string" calcext:value-type="string">
            <text:p>Sungurlu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8" office:value-type="string" calcext:value-type="string">
            <text:p>Uğurludağ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Çorum</text:p>
          </table:table-cell>
          <table:table-cell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8" office:value-type="string" calcext:value-type="string">
            <text:p>Acıpayam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8" office:value-type="string" calcext:value-type="string">
            <text:p>Babadağ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8" office:value-type="string" calcext:value-type="string">
            <text:p>Baklan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8" office:value-type="string" calcext:value-type="string">
            <text:p>Bekilli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8" office:value-type="string" calcext:value-type="string">
            <text:p>Beyağaç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8" office:value-type="string" calcext:value-type="string">
            <text:p>Bozkurt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8" office:value-type="string" calcext:value-type="string">
            <text:p>Buldan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8" office:value-type="string" calcext:value-type="string">
            <text:p>Çal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8" office:value-type="string" calcext:value-type="string">
            <text:p>Çameli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8" office:value-type="string" calcext:value-type="string">
            <text:p>Çardak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8" office:value-type="string" calcext:value-type="string">
            <text:p>Çivril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8" office:value-type="string" calcext:value-type="string">
            <text:p>Güney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8" office:value-type="string" calcext:value-type="string">
            <text:p>Honaz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8" office:value-type="string" calcext:value-type="string">
            <text:p>Kale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8" office:value-type="string" calcext:value-type="string">
            <text:p>Merkezefendi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8" office:value-type="string" calcext:value-type="string">
            <text:p>Pamukkale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8" office:value-type="string" calcext:value-type="string">
            <text:p>Sarayköy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8" office:value-type="string" calcext:value-type="string">
            <text:p>Serinhisar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8" office:value-type="string" calcext:value-type="string">
            <text:p>Tavas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enizli</text:p>
          </table:table-cell>
          <table:table-cell table:number-columns-repeated="102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8" office:value-type="string" calcext:value-type="string">
            <text:p>Bağlar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8" office:value-type="string" calcext:value-type="string">
            <text:p>Bismil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8" office:value-type="string" calcext:value-type="string">
            <text:p>Çermik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8" office:value-type="string" calcext:value-type="string">
            <text:p>Çınar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8" office:value-type="string" calcext:value-type="string">
            <text:p>Çüngüş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8" office:value-type="string" calcext:value-type="string">
            <text:p>Dicle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8" office:value-type="string" calcext:value-type="string">
            <text:p>Eğil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8" office:value-type="string" calcext:value-type="string">
            <text:p>Ergani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8" office:value-type="string" calcext:value-type="string">
            <text:p>Hani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8" office:value-type="string" calcext:value-type="string">
            <text:p>Hazro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8" office:value-type="string" calcext:value-type="string">
            <text:p>Kayapınar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8" office:value-type="string" calcext:value-type="string">
            <text:p>Kocaköy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8" office:value-type="string" calcext:value-type="string">
            <text:p>Kulp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8" office:value-type="string" calcext:value-type="string">
            <text:p>Lice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8" office:value-type="string" calcext:value-type="string">
            <text:p>Silvan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8" office:value-type="string" calcext:value-type="string">
            <text:p>Sur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8" office:value-type="string" calcext:value-type="string">
            <text:p>Yenişehir</text:p>
          </table:table-cell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iyarbakır</text:p>
          </table:table-cell>
          <table:table-cell table:number-columns-repeated="102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8" office:value-type="string" calcext:value-type="string">
            <text:p>Enez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8" office:value-type="string" calcext:value-type="string">
            <text:p>Havsa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8" office:value-type="string" calcext:value-type="string">
            <text:p>İpsala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8" office:value-type="string" calcext:value-type="string">
            <text:p>Keşan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8" office:value-type="string" calcext:value-type="string">
            <text:p>Lalapaşa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8" office:value-type="string" calcext:value-type="string">
            <text:p>Meriç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8" office:value-type="string" calcext:value-type="string">
            <text:p>Süloğlu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8" office:value-type="string" calcext:value-type="string">
            <text:p>Uzunköprü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Edirne</text:p>
          </table:table-cell>
          <table:table-cell table:number-columns-repeated="102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8" office:value-type="string" calcext:value-type="string">
            <text:p>Ağın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8" office:value-type="string" calcext:value-type="string">
            <text:p>Alacakaya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8" office:value-type="string" calcext:value-type="string">
            <text:p>Arıcak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8" office:value-type="string" calcext:value-type="string">
            <text:p>Baskil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8" office:value-type="string" calcext:value-type="string">
            <text:p>Karakoçan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8" office:value-type="string" calcext:value-type="string">
            <text:p>Keban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8" office:value-type="string" calcext:value-type="string">
            <text:p>Kovancılar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8" office:value-type="string" calcext:value-type="string">
            <text:p>Maden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Palu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8" office:value-type="string" calcext:value-type="string">
            <text:p>Sivrice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lazığ</text:p>
          </table:table-cell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8" office:value-type="string" calcext:value-type="string">
            <text:p>Çayırlı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8" office:value-type="string" calcext:value-type="string">
            <text:p>İliç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8" office:value-type="string" calcext:value-type="string">
            <text:p>Kemah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8" office:value-type="string" calcext:value-type="string">
            <text:p>Kemaliye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8" office:value-type="string" calcext:value-type="string">
            <text:p>Otlukbeli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8" office:value-type="string" calcext:value-type="string">
            <text:p>Refahiye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8" office:value-type="string" calcext:value-type="string">
            <text:p>Tercan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8" office:value-type="string" calcext:value-type="string">
            <text:p>Üzümlü</text:p>
          </table:table-cell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rzincan</text:p>
          </table:table-cell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8" office:value-type="string" calcext:value-type="string">
            <text:p>Aşkale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8" office:value-type="string" calcext:value-type="string">
            <text:p>Aziziye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8" office:value-type="string" calcext:value-type="string">
            <text:p>Çat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8" office:value-type="string" calcext:value-type="string">
            <text:p>Hınıs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8" office:value-type="string" calcext:value-type="string">
            <text:p>Horasan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8" office:value-type="string" calcext:value-type="string">
            <text:p>İspir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8" office:value-type="string" calcext:value-type="string">
            <text:p>Karaçoban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8" office:value-type="string" calcext:value-type="string">
            <text:p>Karayazı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8" office:value-type="string" calcext:value-type="string">
            <text:p>Köprüköy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8" office:value-type="string" calcext:value-type="string">
            <text:p>Narman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8" office:value-type="string" calcext:value-type="string">
            <text:p>Oltu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8" office:value-type="string" calcext:value-type="string">
            <text:p>Olur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8" office:value-type="string" calcext:value-type="string">
            <text:p>Palandöken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8" office:value-type="string" calcext:value-type="string">
            <text:p>Pasinler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8" office:value-type="string" calcext:value-type="string">
            <text:p>Pazaryolu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8" office:value-type="string" calcext:value-type="string">
            <text:p>Şenkaya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8" office:value-type="string" calcext:value-type="string">
            <text:p>Tekman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8" office:value-type="string" calcext:value-type="string">
            <text:p>Tortum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8" office:value-type="string" calcext:value-type="string">
            <text:p>Uzundere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8" office:value-type="string" calcext:value-type="string">
            <text:p>Yakutiye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Erzurum</text:p>
          </table:table-cell>
          <table:table-cell table:number-columns-repeated="102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8" office:value-type="string" calcext:value-type="string">
            <text:p>Alpu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8" office:value-type="string" calcext:value-type="string">
            <text:p>Beylikova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8" office:value-type="string" calcext:value-type="string">
            <text:p>Çifteler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8" office:value-type="string" calcext:value-type="string">
            <text:p>Günyüzü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8" office:value-type="string" calcext:value-type="string">
            <text:p>Han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8" office:value-type="string" calcext:value-type="string">
            <text:p>İnönü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8" office:value-type="string" calcext:value-type="string">
            <text:p>Mahmudiye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8" office:value-type="string" calcext:value-type="string">
            <text:p>Mihalgazi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8" office:value-type="string" calcext:value-type="string">
            <text:p>Mihalıççık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8" office:value-type="string" calcext:value-type="string">
            <text:p>Odunpazarı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8" office:value-type="string" calcext:value-type="string">
            <text:p>Sarıcakaya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8" office:value-type="string" calcext:value-type="string">
            <text:p>Seyitgazi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8" office:value-type="string" calcext:value-type="string">
            <text:p>Sivrihisar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8" office:value-type="string" calcext:value-type="string">
            <text:p>Tepebaşı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Eski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8" office:value-type="string" calcext:value-type="string">
            <text:p>Araban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8" office:value-type="string" calcext:value-type="string">
            <text:p>İslahiye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8" office:value-type="string" calcext:value-type="string">
            <text:p>Karkamış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8" office:value-type="string" calcext:value-type="string">
            <text:p>Nizip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8" office:value-type="string" calcext:value-type="string">
            <text:p>Nurdağı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8" office:value-type="string" calcext:value-type="string">
            <text:p>Oğuzeli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8" office:value-type="string" calcext:value-type="string">
            <text:p>Şahinbey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8" office:value-type="string" calcext:value-type="string">
            <text:p>Şehitkamil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8" office:value-type="string" calcext:value-type="string">
            <text:p>Yavuzeli</text:p>
          </table:table-cell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Gaziantep</text:p>
          </table:table-cell>
          <table:table-cell table:number-columns-repeated="102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8" office:value-type="string" calcext:value-type="string">
            <text:p>Alucra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8" office:value-type="string" calcext:value-type="string">
            <text:p>Bulancak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8" office:value-type="string" calcext:value-type="string">
            <text:p>Çamoluk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8" office:value-type="string" calcext:value-type="string">
            <text:p>Çanakçı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8" office:value-type="string" calcext:value-type="string">
            <text:p>Dereli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8" office:value-type="string" calcext:value-type="string">
            <text:p>Doğankent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8" office:value-type="string" calcext:value-type="string">
            <text:p>Espiye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8" office:value-type="string" calcext:value-type="string">
            <text:p>Eynesil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8" office:value-type="string" calcext:value-type="string">
            <text:p>Görele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8" office:value-type="string" calcext:value-type="string">
            <text:p>Güce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8" office:value-type="string" calcext:value-type="string">
            <text:p>Keşap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8" office:value-type="string" calcext:value-type="string">
            <text:p>Piraziz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8" office:value-type="string" calcext:value-type="string">
            <text:p>Şebinkarahisar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8" office:value-type="string" calcext:value-type="string">
            <text:p>Tirebolu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8" office:value-type="string" calcext:value-type="string">
            <text:p>Yağlıdere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Giresun</text:p>
          </table:table-cell>
          <table:table-cell table:number-columns-repeated="102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8" office:value-type="string" calcext:value-type="string">
            <text:p>Kelkit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ümüşhane</text:p>
          </table:table-cell>
          <table:table-cell table:number-columns-repeated="102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8" office:value-type="string" calcext:value-type="string">
            <text:p>Köse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ümüşhane</text:p>
          </table:table-cell>
          <table:table-cell table:number-columns-repeated="102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8" office:value-type="string" calcext:value-type="string">
            <text:p>Kürtün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ümüşhane</text:p>
          </table:table-cell>
          <table:table-cell table:number-columns-repeated="102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ümüşhane</text:p>
          </table:table-cell>
          <table:table-cell table:number-columns-repeated="102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8" office:value-type="string" calcext:value-type="string">
            <text:p>Şiran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ümüşhane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8" office:value-type="string" calcext:value-type="string">
            <text:p>Torul</text:p>
          </table:table-cell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Gümüşhane</text:p>
          </table:table-cell>
          <table:table-cell table:number-columns-repeated="102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8" office:value-type="string" calcext:value-type="string">
            <text:p>Derecik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Hakkari</text:p>
          </table:table-cell>
          <table:table-cell table:number-columns-repeated="102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8" office:value-type="string" calcext:value-type="string">
            <text:p>Çukurca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Hakkari</text:p>
          </table:table-cell>
          <table:table-cell table:number-columns-repeated="102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Hakkari</text:p>
          </table:table-cell>
          <table:table-cell table:number-columns-repeated="102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8" office:value-type="string" calcext:value-type="string">
            <text:p>Şemdinli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Hakkari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8" office:value-type="string" calcext:value-type="string">
            <text:p>Yüksekova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Hakkari</text:p>
          </table:table-cell>
          <table:table-cell table:number-columns-repeated="102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8" office:value-type="string" calcext:value-type="string">
            <text:p>Altınözü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8" office:value-type="string" calcext:value-type="string">
            <text:p>Antakya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8" office:value-type="string" calcext:value-type="string">
            <text:p>Arsuz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8" office:value-type="string" calcext:value-type="string">
            <text:p>Belen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8" office:value-type="string" calcext:value-type="string">
            <text:p>Defne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8" office:value-type="string" calcext:value-type="string">
            <text:p>Dörtyol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8" office:value-type="string" calcext:value-type="string">
            <text:p>Erzin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8" office:value-type="string" calcext:value-type="string">
            <text:p>Hassa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8" office:value-type="string" calcext:value-type="string">
            <text:p>İskenderun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8" office:value-type="string" calcext:value-type="string">
            <text:p>Kırıkhan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8" office:value-type="string" calcext:value-type="string">
            <text:p>Kumlu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8" office:value-type="string" calcext:value-type="string">
            <text:p>Payas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8" office:value-type="string" calcext:value-type="string">
            <text:p>Reyhanlı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8" office:value-type="string" calcext:value-type="string">
            <text:p>Samandağ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8" office:value-type="string" calcext:value-type="string">
            <text:p>Yayladağı</text:p>
          </table:table-cell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8" office:value-type="string" calcext:value-type="string">
            <text:p>Aksu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8" office:value-type="string" calcext:value-type="string">
            <text:p>Atabey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8" office:value-type="string" calcext:value-type="string">
            <text:p>Eğirdir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8" office:value-type="string" calcext:value-type="string">
            <text:p>Gelendost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8" office:value-type="string" calcext:value-type="string">
            <text:p>Gönen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8" office:value-type="string" calcext:value-type="string">
            <text:p>Keçiborlu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8" office:value-type="string" calcext:value-type="string">
            <text:p>Senirkent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8" office:value-type="string" calcext:value-type="string">
            <text:p>Sütçüler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8" office:value-type="string" calcext:value-type="string">
            <text:p>Şarkikaraağaç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8" office:value-type="string" calcext:value-type="string">
            <text:p>Uluborlu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8" office:value-type="string" calcext:value-type="string">
            <text:p>Yalvaç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8" office:value-type="string" calcext:value-type="string">
            <text:p>Yenişarbademli</text:p>
          </table:table-cell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Isparta</text:p>
          </table:table-cell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8" office:value-type="string" calcext:value-type="string">
            <text:p>Akdeniz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8" office:value-type="string" calcext:value-type="string">
            <text:p>Anamur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8" office:value-type="string" calcext:value-type="string">
            <text:p>Aydıncık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8" office:value-type="string" calcext:value-type="string">
            <text:p>Bozyazı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8" office:value-type="string" calcext:value-type="string">
            <text:p>Çamlıyayla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8" office:value-type="string" calcext:value-type="string">
            <text:p>Erdemli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8" office:value-type="string" calcext:value-type="string">
            <text:p>Gülnar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8" office:value-type="string" calcext:value-type="string">
            <text:p>Mezitli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8" office:value-type="string" calcext:value-type="string">
            <text:p>Mut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8" office:value-type="string" calcext:value-type="string">
            <text:p>Silifke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8" office:value-type="string" calcext:value-type="string">
            <text:p>Tarsus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8" office:value-type="string" calcext:value-type="string">
            <text:p>Toroslar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8" office:value-type="string" calcext:value-type="string">
            <text:p>Yenişehir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ersin</text:p>
          </table:table-cell>
          <table:table-cell table:number-columns-repeated="102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8" office:value-type="string" calcext:value-type="string">
            <text:p>Adala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8" office:value-type="string" calcext:value-type="string">
            <text:p>Arnavutköy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8" office:value-type="string" calcext:value-type="string">
            <text:p>Ataşehi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8" office:value-type="string" calcext:value-type="string">
            <text:p>Avcıla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8" office:value-type="string" calcext:value-type="string">
            <text:p>Bağcıla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8" office:value-type="string" calcext:value-type="string">
            <text:p>Bahçelievle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8" office:value-type="string" calcext:value-type="string">
            <text:p>Başakşehi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8" office:value-type="string" calcext:value-type="string">
            <text:p>Bayrampaşa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8" office:value-type="string" calcext:value-type="string">
            <text:p>Beşiktaş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8" office:value-type="string" calcext:value-type="string">
            <text:p>Beykoz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8" office:value-type="string" calcext:value-type="string">
            <text:p>Beylikdüzü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8" office:value-type="string" calcext:value-type="string">
            <text:p>Beyoğlu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8" office:value-type="string" calcext:value-type="string">
            <text:p>Büyükçekmec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8" office:value-type="string" calcext:value-type="string">
            <text:p>Çatalca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8" office:value-type="string" calcext:value-type="string">
            <text:p>Çekmeköy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8" office:value-type="string" calcext:value-type="string">
            <text:p>Esenle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8" office:value-type="string" calcext:value-type="string">
            <text:p>Esenyurt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8" office:value-type="string" calcext:value-type="string">
            <text:p>Eyüpsultan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8" office:value-type="string" calcext:value-type="string">
            <text:p>Fatih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8" office:value-type="string" calcext:value-type="string">
            <text:p>Gaziosmanpaşa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8" office:value-type="string" calcext:value-type="string">
            <text:p>Güngören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8" office:value-type="string" calcext:value-type="string">
            <text:p>Kadıköy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8" office:value-type="string" calcext:value-type="string">
            <text:p>Kağıthan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8" office:value-type="string" calcext:value-type="string">
            <text:p>Kartal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8" office:value-type="string" calcext:value-type="string">
            <text:p>Küçükçekmec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8" office:value-type="string" calcext:value-type="string">
            <text:p>Maltep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8" office:value-type="string" calcext:value-type="string">
            <text:p>Pendik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8" office:value-type="string" calcext:value-type="string">
            <text:p>Sancaktep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8" office:value-type="string" calcext:value-type="string">
            <text:p>Sarıye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8" office:value-type="string" calcext:value-type="string">
            <text:p>Şil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8" office:value-type="string" calcext:value-type="string">
            <text:p>Silivri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8" office:value-type="string" calcext:value-type="string">
            <text:p>Şişli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8" office:value-type="string" calcext:value-type="string">
            <text:p>Sultanbeyli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8" office:value-type="string" calcext:value-type="string">
            <text:p>Sultangazi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8" office:value-type="string" calcext:value-type="string">
            <text:p>Tuzla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8" office:value-type="string" calcext:value-type="string">
            <text:p>Ümraniye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8" office:value-type="string" calcext:value-type="string">
            <text:p>Üsküdar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8" office:value-type="string" calcext:value-type="string">
            <text:p>Zeytinburnu</text:p>
          </table:table-cell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İstanbul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8" office:value-type="string" calcext:value-type="string">
            <text:p>Aliağ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8" office:value-type="string" calcext:value-type="string">
            <text:p>Balçov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8" office:value-type="string" calcext:value-type="string">
            <text:p>Bayındır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8" office:value-type="string" calcext:value-type="string">
            <text:p>Bayraklı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8" office:value-type="string" calcext:value-type="string">
            <text:p>Bergam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8" office:value-type="string" calcext:value-type="string">
            <text:p>Beydağ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8" office:value-type="string" calcext:value-type="string">
            <text:p>Bornov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8" office:value-type="string" calcext:value-type="string">
            <text:p>Buc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8" office:value-type="string" calcext:value-type="string">
            <text:p>Çeşme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8" office:value-type="string" calcext:value-type="string">
            <text:p>Çiğli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8" office:value-type="string" calcext:value-type="string">
            <text:p>Dikili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8" office:value-type="string" calcext:value-type="string">
            <text:p>Foç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8" office:value-type="string" calcext:value-type="string">
            <text:p>Gaziemir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8" office:value-type="string" calcext:value-type="string">
            <text:p>Güzelbahçe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8" office:value-type="string" calcext:value-type="string">
            <text:p>Karabağlar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8" office:value-type="string" calcext:value-type="string">
            <text:p>Karaburun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8" office:value-type="string" calcext:value-type="string">
            <text:p>Karşıyak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8" office:value-type="string" calcext:value-type="string">
            <text:p>Kemalpaş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8" office:value-type="string" calcext:value-type="string">
            <text:p>Kiraz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8" office:value-type="string" calcext:value-type="string">
            <text:p>Kınık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8" office:value-type="string" calcext:value-type="string">
            <text:p>Konak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8" office:value-type="string" calcext:value-type="string">
            <text:p>Menderes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8" office:value-type="string" calcext:value-type="string">
            <text:p>Menemen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8" office:value-type="string" calcext:value-type="string">
            <text:p>Narlıdere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8" office:value-type="string" calcext:value-type="string">
            <text:p>Ödemiş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8" office:value-type="string" calcext:value-type="string">
            <text:p>Seferihisar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8" office:value-type="string" calcext:value-type="string">
            <text:p>Selçuk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8" office:value-type="string" calcext:value-type="string">
            <text:p>Tire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8" office:value-type="string" calcext:value-type="string">
            <text:p>Torbalı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8" office:value-type="string" calcext:value-type="string">
            <text:p>Urla</text:p>
          </table:table-cell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İzmir</text:p>
          </table:table-cell>
          <table:table-cell table:number-columns-repeated="102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8" office:value-type="string" calcext:value-type="string">
            <text:p>Akyaka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8" office:value-type="string" calcext:value-type="string">
            <text:p>Arpaçay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8" office:value-type="string" calcext:value-type="string">
            <text:p>Digor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8" office:value-type="string" calcext:value-type="string">
            <text:p>Kağızman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8" office:value-type="string" calcext:value-type="string">
            <text:p>Sarıkamış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8" office:value-type="string" calcext:value-type="string">
            <text:p>Selim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8" office:value-type="string" calcext:value-type="string">
            <text:p>Susuz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Kars</text:p>
          </table:table-cell>
          <table:table-cell table:number-columns-repeated="102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8" office:value-type="string" calcext:value-type="string">
            <text:p>Abana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8" office:value-type="string" calcext:value-type="string">
            <text:p>Ağlı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Araç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8" office:value-type="string" calcext:value-type="string">
            <text:p>Azdavay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8" office:value-type="string" calcext:value-type="string">
            <text:p>Bozkurt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8" office:value-type="string" calcext:value-type="string">
            <text:p>Çatalzeytin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8" office:value-type="string" calcext:value-type="string">
            <text:p>Cide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8" office:value-type="string" calcext:value-type="string">
            <text:p>Daday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8" office:value-type="string" calcext:value-type="string">
            <text:p>Devrekâni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8" office:value-type="string" calcext:value-type="string">
            <text:p>Doğanyurt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8" office:value-type="string" calcext:value-type="string">
            <text:p>Hanönü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8" office:value-type="string" calcext:value-type="string">
            <text:p>İhsangazi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8" office:value-type="string" calcext:value-type="string">
            <text:p>İnebolu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8" office:value-type="string" calcext:value-type="string">
            <text:p>Küre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8" office:value-type="string" calcext:value-type="string">
            <text:p>Pınarbaşı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8" office:value-type="string" calcext:value-type="string">
            <text:p>Şenpazar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8" office:value-type="string" calcext:value-type="string">
            <text:p>Seydiler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8" office:value-type="string" calcext:value-type="string">
            <text:p>Taşköprü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8" office:value-type="string" calcext:value-type="string">
            <text:p>Tosya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Kastamonu</text:p>
          </table:table-cell>
          <table:table-cell table:number-columns-repeated="1020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8" office:value-type="string" calcext:value-type="string">
            <text:p>Akkışla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8" office:value-type="string" calcext:value-type="string">
            <text:p>Bünyan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8" office:value-type="string" calcext:value-type="string">
            <text:p>Develi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8" office:value-type="string" calcext:value-type="string">
            <text:p>Felahiye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8" office:value-type="string" calcext:value-type="string">
            <text:p>Hacılar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8" office:value-type="string" calcext:value-type="string">
            <text:p>İncesu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8" office:value-type="string" calcext:value-type="string">
            <text:p>Kocasinan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8" office:value-type="string" calcext:value-type="string">
            <text:p>Melikgazi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8" office:value-type="string" calcext:value-type="string">
            <text:p>Özvatan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8" office:value-type="string" calcext:value-type="string">
            <text:p>Pınarbaşı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8" office:value-type="string" calcext:value-type="string">
            <text:p>Sarıoğlan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8" office:value-type="string" calcext:value-type="string">
            <text:p>Sarız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8" office:value-type="string" calcext:value-type="string">
            <text:p>Talas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8" office:value-type="string" calcext:value-type="string">
            <text:p>Tomarza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8" office:value-type="string" calcext:value-type="string">
            <text:p>Yahyalı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8" office:value-type="string" calcext:value-type="string">
            <text:p>Yeşilhisar</text:p>
          </table:table-cell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Kayseri</text:p>
          </table:table-cell>
          <table:table-cell table:number-columns-repeated="1020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8" office:value-type="string" calcext:value-type="string">
            <text:p>Babaeski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8" office:value-type="string" calcext:value-type="string">
            <text:p>Demirköy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8" office:value-type="string" calcext:value-type="string">
            <text:p>Kofçaz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8" office:value-type="string" calcext:value-type="string">
            <text:p>Lüleburgaz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8" office:value-type="string" calcext:value-type="string">
            <text:p>Pehlivanköy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8" office:value-type="string" calcext:value-type="string">
            <text:p>Pınarhisar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8" office:value-type="string" calcext:value-type="string">
            <text:p>Vize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Kırklareli</text:p>
          </table:table-cell>
          <table:table-cell table:number-columns-repeated="1020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8" office:value-type="string" calcext:value-type="string">
            <text:p>Akçakent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8" office:value-type="string" calcext:value-type="string">
            <text:p>Akpınar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8" office:value-type="string" calcext:value-type="string">
            <text:p>Boztepe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8" office:value-type="string" calcext:value-type="string">
            <text:p>Çiçekdağı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8" office:value-type="string" calcext:value-type="string">
            <text:p>Kaman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8" office:value-type="string" calcext:value-type="string">
            <text:p>Mucur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Kır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8" office:value-type="string" calcext:value-type="string">
            <text:p>Başiskele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8" office:value-type="string" calcext:value-type="string">
            <text:p>Çayırova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8" office:value-type="string" calcext:value-type="string">
            <text:p>Darıca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8" office:value-type="string" calcext:value-type="string">
            <text:p>Derince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8" office:value-type="string" calcext:value-type="string">
            <text:p>Dilovası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8" office:value-type="string" calcext:value-type="string">
            <text:p>Gebze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8" office:value-type="string" calcext:value-type="string">
            <text:p>Gölcük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8" office:value-type="string" calcext:value-type="string">
            <text:p>İzmit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8" office:value-type="string" calcext:value-type="string">
            <text:p>Kandıra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8" office:value-type="string" calcext:value-type="string">
            <text:p>Karamürsel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8" office:value-type="string" calcext:value-type="string">
            <text:p>Kartepe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8" office:value-type="string" calcext:value-type="string">
            <text:p>Körfez</text:p>
          </table:table-cell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Kocaeli</text:p>
          </table:table-cell>
          <table:table-cell table:number-columns-repeated="1020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8" office:value-type="string" calcext:value-type="string">
            <text:p>Ahırlı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8" office:value-type="string" calcext:value-type="string">
            <text:p>Akören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8" office:value-type="string" calcext:value-type="string">
            <text:p>Akşehi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8" office:value-type="string" calcext:value-type="string">
            <text:p>Altınekin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8" office:value-type="string" calcext:value-type="string">
            <text:p>Beyşehi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8" office:value-type="string" calcext:value-type="string">
            <text:p>Bozkı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8" office:value-type="string" calcext:value-type="string">
            <text:p>Çeltik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8" office:value-type="string" calcext:value-type="string">
            <text:p>Cihanbeyli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8" office:value-type="string" calcext:value-type="string">
            <text:p>Çumra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8" office:value-type="string" calcext:value-type="string">
            <text:p>Derbent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8" office:value-type="string" calcext:value-type="string">
            <text:p>Derebucak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8" office:value-type="string" calcext:value-type="string">
            <text:p>Doğanhisa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8" office:value-type="string" calcext:value-type="string">
            <text:p>Emirgazi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8" office:value-type="string" calcext:value-type="string">
            <text:p>Ereğli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8" office:value-type="string" calcext:value-type="string">
            <text:p>Güneysını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8" office:value-type="string" calcext:value-type="string">
            <text:p>Hadim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8" office:value-type="string" calcext:value-type="string">
            <text:p>Halkapına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8" office:value-type="string" calcext:value-type="string">
            <text:p>Hüyük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8" office:value-type="string" calcext:value-type="string">
            <text:p>Ilgın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8" office:value-type="string" calcext:value-type="string">
            <text:p>Kadınhanı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8" office:value-type="string" calcext:value-type="string">
            <text:p>Karapına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8" office:value-type="string" calcext:value-type="string">
            <text:p>Karatay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8" office:value-type="string" calcext:value-type="string">
            <text:p>Kulu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8" office:value-type="string" calcext:value-type="string">
            <text:p>Meram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8" office:value-type="string" calcext:value-type="string">
            <text:p>Sarayönü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8" office:value-type="string" calcext:value-type="string">
            <text:p>Selçuklu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8" office:value-type="string" calcext:value-type="string">
            <text:p>Seydişehir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8" office:value-type="string" calcext:value-type="string">
            <text:p>Taşkent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8" office:value-type="string" calcext:value-type="string">
            <text:p>Tuzlukçu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8" office:value-type="string" calcext:value-type="string">
            <text:p>Yalıhüyük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8" office:value-type="string" calcext:value-type="string">
            <text:p>Yunak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Konya</text:p>
          </table:table-cell>
          <table:table-cell table:number-columns-repeated="1020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8" office:value-type="string" calcext:value-type="string">
            <text:p>Altıntaş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8" office:value-type="string" calcext:value-type="string">
            <text:p>Aslanapa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8" office:value-type="string" calcext:value-type="string">
            <text:p>Çavdarhisar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8" office:value-type="string" calcext:value-type="string">
            <text:p>Domaniç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8" office:value-type="string" calcext:value-type="string">
            <text:p>Dumlupınar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8" office:value-type="string" calcext:value-type="string">
            <text:p>Emet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8" office:value-type="string" calcext:value-type="string">
            <text:p>Gediz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8" office:value-type="string" calcext:value-type="string">
            <text:p>Hisarcık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8" office:value-type="string" calcext:value-type="string">
            <text:p>Pazarlar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8" office:value-type="string" calcext:value-type="string">
            <text:p>Simav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8" office:value-type="string" calcext:value-type="string">
            <text:p>Şaphane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8" office:value-type="string" calcext:value-type="string">
            <text:p>Tavşanlı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Kütahya</text:p>
          </table:table-cell>
          <table:table-cell table:number-columns-repeated="1020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8" office:value-type="string" calcext:value-type="string">
            <text:p>Akçadağ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8" office:value-type="string" calcext:value-type="string">
            <text:p>Arapgir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8" office:value-type="string" calcext:value-type="string">
            <text:p>Arguvan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8" office:value-type="string" calcext:value-type="string">
            <text:p>Battalgazi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8" office:value-type="string" calcext:value-type="string">
            <text:p>Darende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8" office:value-type="string" calcext:value-type="string">
            <text:p>Doğanşehir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8" office:value-type="string" calcext:value-type="string">
            <text:p>Doğanyol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8" office:value-type="string" calcext:value-type="string">
            <text:p>Hekimhan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8" office:value-type="string" calcext:value-type="string">
            <text:p>Kale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8" office:value-type="string" calcext:value-type="string">
            <text:p>Kuluncak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8" office:value-type="string" calcext:value-type="string">
            <text:p>Pütürge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8" office:value-type="string" calcext:value-type="string">
            <text:p>Yazıhan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8" office:value-type="string" calcext:value-type="string">
            <text:p>Yeşilyurt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Malatya</text:p>
          </table:table-cell>
          <table:table-cell table:number-columns-repeated="1020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8" office:value-type="string" calcext:value-type="string">
            <text:p>Ahmetli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8" office:value-type="string" calcext:value-type="string">
            <text:p>Akhisar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8" office:value-type="string" calcext:value-type="string">
            <text:p>Alaşehir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8" office:value-type="string" calcext:value-type="string">
            <text:p>Demirci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8" office:value-type="string" calcext:value-type="string">
            <text:p>Gölmarmara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8" office:value-type="string" calcext:value-type="string">
            <text:p>Gördes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8" office:value-type="string" calcext:value-type="string">
            <text:p>Kırkağaç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8" office:value-type="string" calcext:value-type="string">
            <text:p>Köprübaşı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8" office:value-type="string" calcext:value-type="string">
            <text:p>Kula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8" office:value-type="string" calcext:value-type="string">
            <text:p>Salihli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8" office:value-type="string" calcext:value-type="string">
            <text:p>Sarıgöl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8" office:value-type="string" calcext:value-type="string">
            <text:p>Saruhanlı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8" office:value-type="string" calcext:value-type="string">
            <text:p>Şehzadeler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8" office:value-type="string" calcext:value-type="string">
            <text:p>Selendi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8" office:value-type="string" calcext:value-type="string">
            <text:p>Soma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8" office:value-type="string" calcext:value-type="string">
            <text:p>Turgutlu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8" office:value-type="string" calcext:value-type="string">
            <text:p>Yunusemre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Manisa</text:p>
          </table:table-cell>
          <table:table-cell table:number-columns-repeated="1020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8" office:value-type="string" calcext:value-type="string">
            <text:p>Afşin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8" office:value-type="string" calcext:value-type="string">
            <text:p>Andırın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8" office:value-type="string" calcext:value-type="string">
            <text:p>Çağlayancerit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8" office:value-type="string" calcext:value-type="string">
            <text:p>Dulkadiroğlu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8" office:value-type="string" calcext:value-type="string">
            <text:p>Ekinözü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8" office:value-type="string" calcext:value-type="string">
            <text:p>Elbistan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8" office:value-type="string" calcext:value-type="string">
            <text:p>Göksun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8" office:value-type="string" calcext:value-type="string">
            <text:p>Nurhak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8" office:value-type="string" calcext:value-type="string">
            <text:p>Onikişubat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8" office:value-type="string" calcext:value-type="string">
            <text:p>Pazarcık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8" office:value-type="string" calcext:value-type="string">
            <text:p>Türkoğlu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Kahramanmaraş</text:p>
          </table:table-cell>
          <table:table-cell table:number-columns-repeated="1020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8" office:value-type="string" calcext:value-type="string">
            <text:p>Artuklu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8" office:value-type="string" calcext:value-type="string">
            <text:p>Dargeçit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8" office:value-type="string" calcext:value-type="string">
            <text:p>Derik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8" office:value-type="string" calcext:value-type="string">
            <text:p>Kızıltepe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8" office:value-type="string" calcext:value-type="string">
            <text:p>Mazıdağı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8" office:value-type="string" calcext:value-type="string">
            <text:p>Midyat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8" office:value-type="string" calcext:value-type="string">
            <text:p>Nusaybin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8" office:value-type="string" calcext:value-type="string">
            <text:p>Ömerli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8" office:value-type="string" calcext:value-type="string">
            <text:p>Savur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8" office:value-type="string" calcext:value-type="string">
            <text:p>Yeşilli</text:p>
          </table:table-cell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Mardin</text:p>
          </table:table-cell>
          <table:table-cell table:number-columns-repeated="1020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8" office:value-type="string" calcext:value-type="string">
            <text:p>Bodrum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8" office:value-type="string" calcext:value-type="string">
            <text:p>Dalaman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8" office:value-type="string" calcext:value-type="string">
            <text:p>Datça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8" office:value-type="string" calcext:value-type="string">
            <text:p>Fethiye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8" office:value-type="string" calcext:value-type="string">
            <text:p>Kavaklıdere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8" office:value-type="string" calcext:value-type="string">
            <text:p>Köyceğiz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8" office:value-type="string" calcext:value-type="string">
            <text:p>Marmaris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8" office:value-type="string" calcext:value-type="string">
            <text:p>Menteşe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8" office:value-type="string" calcext:value-type="string">
            <text:p>Milas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8" office:value-type="string" calcext:value-type="string">
            <text:p>Ortaca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8" office:value-type="string" calcext:value-type="string">
            <text:p>Seydikemer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8" office:value-type="string" calcext:value-type="string">
            <text:p>Ula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8" office:value-type="string" calcext:value-type="string">
            <text:p>Yatağan</text:p>
          </table:table-cell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Muğla</text:p>
          </table:table-cell>
          <table:table-cell table:number-columns-repeated="1020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8" office:value-type="string" calcext:value-type="string">
            <text:p>Bulanık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Muş</text:p>
          </table:table-cell>
          <table:table-cell table:number-columns-repeated="1020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8" office:value-type="string" calcext:value-type="string">
            <text:p>Hasköy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Muş</text:p>
          </table:table-cell>
          <table:table-cell table:number-columns-repeated="1020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8" office:value-type="string" calcext:value-type="string">
            <text:p>Korkut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Muş</text:p>
          </table:table-cell>
          <table:table-cell table:number-columns-repeated="1020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8" office:value-type="string" calcext:value-type="string">
            <text:p>Malazgirt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Muş</text:p>
          </table:table-cell>
          <table:table-cell table:number-columns-repeated="1020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Muş</text:p>
          </table:table-cell>
          <table:table-cell table:number-columns-repeated="1020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8" office:value-type="string" calcext:value-type="string">
            <text:p>Varto</text:p>
          </table:table-cell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Muş</text:p>
          </table:table-cell>
          <table:table-cell table:number-columns-repeated="1020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8" office:value-type="string" calcext:value-type="string">
            <text:p>Acıgöl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8" office:value-type="string" calcext:value-type="string">
            <text:p>Avanos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8" office:value-type="string" calcext:value-type="string">
            <text:p>Derinkuyu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8" office:value-type="string" calcext:value-type="string">
            <text:p>Gülşehir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8" office:value-type="string" calcext:value-type="string">
            <text:p>Hacıbektaş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8" office:value-type="string" calcext:value-type="string">
            <text:p>Kozaklı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8" office:value-type="string" calcext:value-type="string">
            <text:p>Ürgüp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Nevşehir</text:p>
          </table:table-cell>
          <table:table-cell table:number-columns-repeated="1020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8" office:value-type="string" calcext:value-type="string">
            <text:p>Altunhisar</text:p>
          </table:table-cell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Niğde</text:p>
          </table:table-cell>
          <table:table-cell table:number-columns-repeated="1020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8" office:value-type="string" calcext:value-type="string">
            <text:p>Bor</text:p>
          </table:table-cell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Niğde</text:p>
          </table:table-cell>
          <table:table-cell table:number-columns-repeated="1020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8" office:value-type="string" calcext:value-type="string">
            <text:p>Çamardı</text:p>
          </table:table-cell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Niğde</text:p>
          </table:table-cell>
          <table:table-cell table:number-columns-repeated="1020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8" office:value-type="string" calcext:value-type="string">
            <text:p>Çiftlik</text:p>
          </table:table-cell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Niğde</text:p>
          </table:table-cell>
          <table:table-cell table:number-columns-repeated="1020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Niğde</text:p>
          </table:table-cell>
          <table:table-cell table:number-columns-repeated="1020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8" office:value-type="string" calcext:value-type="string">
            <text:p>Ulukışla</text:p>
          </table:table-cell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Niğde</text:p>
          </table:table-cell>
          <table:table-cell table:number-columns-repeated="1020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8" office:value-type="string" calcext:value-type="string">
            <text:p>Akkuş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8" office:value-type="string" calcext:value-type="string">
            <text:p>Altınordu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8" office:value-type="string" calcext:value-type="string">
            <text:p>Aybastı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8" office:value-type="string" calcext:value-type="string">
            <text:p>Çamaş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8" office:value-type="string" calcext:value-type="string">
            <text:p>Çatalpınar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8" office:value-type="string" calcext:value-type="string">
            <text:p>Çaybaşı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8" office:value-type="string" calcext:value-type="string">
            <text:p>Fatsa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8" office:value-type="string" calcext:value-type="string">
            <text:p>Gölköy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8" office:value-type="string" calcext:value-type="string">
            <text:p>Gülyalı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8" office:value-type="string" calcext:value-type="string">
            <text:p>Gürgentepe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8" office:value-type="string" calcext:value-type="string">
            <text:p>İkizce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8" office:value-type="string" calcext:value-type="string">
            <text:p>Kabadüz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8" office:value-type="string" calcext:value-type="string">
            <text:p>Kabataş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8" office:value-type="string" calcext:value-type="string">
            <text:p>Korgan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8" office:value-type="string" calcext:value-type="string">
            <text:p>Kumru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8" office:value-type="string" calcext:value-type="string">
            <text:p>Mesudiye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8" office:value-type="string" calcext:value-type="string">
            <text:p>Perşembe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8" office:value-type="string" calcext:value-type="string">
            <text:p>Ulubey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8" office:value-type="string" calcext:value-type="string">
            <text:p>Ünye</text:p>
          </table:table-cell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Ordu</text:p>
          </table:table-cell>
          <table:table-cell table:number-columns-repeated="1020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8" office:value-type="string" calcext:value-type="string">
            <text:p>Ardeşen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8" office:value-type="string" calcext:value-type="string">
            <text:p>Çamlıhemşin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8" office:value-type="string" calcext:value-type="string">
            <text:p>Çayeli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8" office:value-type="string" calcext:value-type="string">
            <text:p>Derepazarı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8" office:value-type="string" calcext:value-type="string">
            <text:p>Fındıklı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8" office:value-type="string" calcext:value-type="string">
            <text:p>Güneysu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8" office:value-type="string" calcext:value-type="string">
            <text:p>Hemşin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8" office:value-type="string" calcext:value-type="string">
            <text:p>İkizdere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8" office:value-type="string" calcext:value-type="string">
            <text:p>İyidere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8" office:value-type="string" calcext:value-type="string">
            <text:p>Kalkandere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8" office:value-type="string" calcext:value-type="string">
            <text:p>Pazar</text:p>
          </table:table-cell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Rize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8" office:value-type="string" calcext:value-type="string">
            <text:p>Adapazarı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8" office:value-type="string" calcext:value-type="string">
            <text:p>Akyazı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8" office:value-type="string" calcext:value-type="string">
            <text:p>Arifiye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8" office:value-type="string" calcext:value-type="string">
            <text:p>Erenler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8" office:value-type="string" calcext:value-type="string">
            <text:p>Ferizli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8" office:value-type="string" calcext:value-type="string">
            <text:p>Geyve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8" office:value-type="string" calcext:value-type="string">
            <text:p>Hendek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8" office:value-type="string" calcext:value-type="string">
            <text:p>Karapürçek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8" office:value-type="string" calcext:value-type="string">
            <text:p>Karasu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8" office:value-type="string" calcext:value-type="string">
            <text:p>Kaynarca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8" office:value-type="string" calcext:value-type="string">
            <text:p>Kocaali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8" office:value-type="string" calcext:value-type="string">
            <text:p>Pamukova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8" office:value-type="string" calcext:value-type="string">
            <text:p>Sapanca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8" office:value-type="string" calcext:value-type="string">
            <text:p>Serdivan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8" office:value-type="string" calcext:value-type="string">
            <text:p>Söğütlü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8" office:value-type="string" calcext:value-type="string">
            <text:p>Taraklı</text:p>
          </table:table-cell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akarya</text:p>
          </table:table-cell>
          <table:table-cell table:number-columns-repeated="1020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8" office:value-type="string" calcext:value-type="string">
            <text:p>19 Mayıs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8" office:value-type="string" calcext:value-type="string">
            <text:p>Alaçam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8" office:value-type="string" calcext:value-type="string">
            <text:p>Asarcık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8" office:value-type="string" calcext:value-type="string">
            <text:p>Atakum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8" office:value-type="string" calcext:value-type="string">
            <text:p>Ayvacık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8" office:value-type="string" calcext:value-type="string">
            <text:p>Bafra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8" office:value-type="string" calcext:value-type="string">
            <text:p>Canik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8" office:value-type="string" calcext:value-type="string">
            <text:p>Çarşamba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8" office:value-type="string" calcext:value-type="string">
            <text:p>Havza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8" office:value-type="string" calcext:value-type="string">
            <text:p>İlkadım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8" office:value-type="string" calcext:value-type="string">
            <text:p>Kavak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8" office:value-type="string" calcext:value-type="string">
            <text:p>Ladik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8" office:value-type="string" calcext:value-type="string">
            <text:p>Salıpazarı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8" office:value-type="string" calcext:value-type="string">
            <text:p>Tekkeköy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8" office:value-type="string" calcext:value-type="string">
            <text:p>Terme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8" office:value-type="string" calcext:value-type="string">
            <text:p>Vezirköprü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8" office:value-type="string" calcext:value-type="string">
            <text:p>Yakakent</text:p>
          </table:table-cell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Samsun</text:p>
          </table:table-cell>
          <table:table-cell table:number-columns-repeated="1020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8" office:value-type="string" calcext:value-type="string">
            <text:p>Baykan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8" office:value-type="string" calcext:value-type="string">
            <text:p>Eruh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8" office:value-type="string" calcext:value-type="string">
            <text:p>Kurtalan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8" office:value-type="string" calcext:value-type="string">
            <text:p>Pervari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8" office:value-type="string" calcext:value-type="string">
            <text:p>Şirvan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8" office:value-type="string" calcext:value-type="string">
            <text:p>Tillo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iirt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8" office:value-type="string" calcext:value-type="string">
            <text:p>Ayancık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8" office:value-type="string" calcext:value-type="string">
            <text:p>Boyabat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8" office:value-type="string" calcext:value-type="string">
            <text:p>Dikmen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8" office:value-type="string" calcext:value-type="string">
            <text:p>Durağan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8" office:value-type="string" calcext:value-type="string">
            <text:p>Erfelek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8" office:value-type="string" calcext:value-type="string">
            <text:p>Gerze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8" office:value-type="string" calcext:value-type="string">
            <text:p>Saraydüzü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8" office:value-type="string" calcext:value-type="string">
            <text:p>Türkeli</text:p>
          </table:table-cell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Sinop</text:p>
          </table:table-cell>
          <table:table-cell table:number-columns-repeated="1020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8" office:value-type="string" calcext:value-type="string">
            <text:p>Akıncılar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8" office:value-type="string" calcext:value-type="string">
            <text:p>Altınyayla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8" office:value-type="string" calcext:value-type="string">
            <text:p>Divriği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8" office:value-type="string" calcext:value-type="string">
            <text:p>Doğanşar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8" office:value-type="string" calcext:value-type="string">
            <text:p>Gemerek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8" office:value-type="string" calcext:value-type="string">
            <text:p>Gölova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8" office:value-type="string" calcext:value-type="string">
            <text:p>Gürün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8" office:value-type="string" calcext:value-type="string">
            <text:p>Hafik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8" office:value-type="string" calcext:value-type="string">
            <text:p>İmranlı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8" office:value-type="string" calcext:value-type="string">
            <text:p>Kangal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8" office:value-type="string" calcext:value-type="string">
            <text:p>Koyulhisar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8" office:value-type="string" calcext:value-type="string">
            <text:p>Suşehri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8" office:value-type="string" calcext:value-type="string">
            <text:p>Şarkışla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8" office:value-type="string" calcext:value-type="string">
            <text:p>Ulaş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8" office:value-type="string" calcext:value-type="string">
            <text:p>Yıldızeli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8" office:value-type="string" calcext:value-type="string">
            <text:p>Zara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Sivas</text:p>
          </table:table-cell>
          <table:table-cell table:number-columns-repeated="1020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8" office:value-type="string" calcext:value-type="string">
            <text:p>Çerkezköy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8" office:value-type="string" calcext:value-type="string">
            <text:p>Çorlu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8" office:value-type="string" calcext:value-type="string">
            <text:p>Ergene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8" office:value-type="string" calcext:value-type="string">
            <text:p>Hayrabolu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8" office:value-type="string" calcext:value-type="string">
            <text:p>Kapaklı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8" office:value-type="string" calcext:value-type="string">
            <text:p>Malkara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8" office:value-type="string" calcext:value-type="string">
            <text:p>Marmara Ereğlisi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8" office:value-type="string" calcext:value-type="string">
            <text:p>Muratlı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8" office:value-type="string" calcext:value-type="string">
            <text:p>Saray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8" office:value-type="string" calcext:value-type="string">
            <text:p>Şarköy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8" office:value-type="string" calcext:value-type="string">
            <text:p>Süleymanpaşa</text:p>
          </table:table-cell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Tekirdağ</text:p>
          </table:table-cell>
          <table:table-cell table:number-columns-repeated="102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8" office:value-type="string" calcext:value-type="string">
            <text:p>Almus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8" office:value-type="string" calcext:value-type="string">
            <text:p>Artova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8" office:value-type="string" calcext:value-type="string">
            <text:p>Başçiftlik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8" office:value-type="string" calcext:value-type="string">
            <text:p>Erbaa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8" office:value-type="string" calcext:value-type="string">
            <text:p>Niksar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8" office:value-type="string" calcext:value-type="string">
            <text:p>Pazar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8" office:value-type="string" calcext:value-type="string">
            <text:p>Reşadiye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8" office:value-type="string" calcext:value-type="string">
            <text:p>Sulusaray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8" office:value-type="string" calcext:value-type="string">
            <text:p>Turhal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8" office:value-type="string" calcext:value-type="string">
            <text:p>Yeşilyurt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8" office:value-type="string" calcext:value-type="string">
            <text:p>Zile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Tokat</text:p>
          </table:table-cell>
          <table:table-cell table:number-columns-repeated="1020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8" office:value-type="string" calcext:value-type="string">
            <text:p>Akçaabat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8" office:value-type="string" calcext:value-type="string">
            <text:p>Araklı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8" office:value-type="string" calcext:value-type="string">
            <text:p>Arsin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8" office:value-type="string" calcext:value-type="string">
            <text:p>Beşikdüzü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8" office:value-type="string" calcext:value-type="string">
            <text:p>Çarşıbaşı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8" office:value-type="string" calcext:value-type="string">
            <text:p>Çaykara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8" office:value-type="string" calcext:value-type="string">
            <text:p>Dernekpazarı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8" office:value-type="string" calcext:value-type="string">
            <text:p>Düzköy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8" office:value-type="string" calcext:value-type="string">
            <text:p>Hayrat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8" office:value-type="string" calcext:value-type="string">
            <text:p>Köprübaşı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8" office:value-type="string" calcext:value-type="string">
            <text:p>Maçka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8" office:value-type="string" calcext:value-type="string">
            <text:p>Of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8" office:value-type="string" calcext:value-type="string">
            <text:p>Ortahisar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8" office:value-type="string" calcext:value-type="string">
            <text:p>Şalpazarı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8" office:value-type="string" calcext:value-type="string">
            <text:p>Sürmene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8" office:value-type="string" calcext:value-type="string">
            <text:p>Tonya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8" office:value-type="string" calcext:value-type="string">
            <text:p>Vakfıkebir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8" office:value-type="string" calcext:value-type="string">
            <text:p>Yomra</text:p>
          </table:table-cell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Trabzon</text:p>
          </table:table-cell>
          <table:table-cell table:number-columns-repeated="1020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8" office:value-type="string" calcext:value-type="string">
            <text:p>Çemişgezek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8" office:value-type="string" calcext:value-type="string">
            <text:p>Hozat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8" office:value-type="string" calcext:value-type="string">
            <text:p>Mazgirt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8" office:value-type="string" calcext:value-type="string">
            <text:p>Nazımiye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8" office:value-type="string" calcext:value-type="string">
            <text:p>Ovacık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8" office:value-type="string" calcext:value-type="string">
            <text:p>Pertek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8" office:value-type="string" calcext:value-type="string">
            <text:p>Pülümür</text:p>
          </table:table-cell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Tunceli</text:p>
          </table:table-cell>
          <table:table-cell table:number-columns-repeated="1020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8" office:value-type="string" calcext:value-type="string">
            <text:p>Akçakale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8" office:value-type="string" calcext:value-type="string">
            <text:p>Birecik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8" office:value-type="string" calcext:value-type="string">
            <text:p>Bozova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8" office:value-type="string" calcext:value-type="string">
            <text:p>Ceylanpınar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8" office:value-type="string" calcext:value-type="string">
            <text:p>Eyyübiye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8" office:value-type="string" calcext:value-type="string">
            <text:p>Halfeti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8" office:value-type="string" calcext:value-type="string">
            <text:p>Haliliye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8" office:value-type="string" calcext:value-type="string">
            <text:p>Harran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8" office:value-type="string" calcext:value-type="string">
            <text:p>Hilvan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8" office:value-type="string" calcext:value-type="string">
            <text:p>Karaköprü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8" office:value-type="string" calcext:value-type="string">
            <text:p>Siverek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8" office:value-type="string" calcext:value-type="string">
            <text:p>Suruç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8" office:value-type="string" calcext:value-type="string">
            <text:p>Viranşehir</text:p>
          </table:table-cell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Şanlıurfa</text:p>
          </table:table-cell>
          <table:table-cell table:number-columns-repeated="1020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8" office:value-type="string" calcext:value-type="string">
            <text:p>Banaz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Uşak</text:p>
          </table:table-cell>
          <table:table-cell table:number-columns-repeated="1020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8" office:value-type="string" calcext:value-type="string">
            <text:p>Eşme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Uşak</text:p>
          </table:table-cell>
          <table:table-cell table:number-columns-repeated="1020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8" office:value-type="string" calcext:value-type="string">
            <text:p>Karahallı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Uşak</text:p>
          </table:table-cell>
          <table:table-cell table:number-columns-repeated="1020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Uşak</text:p>
          </table:table-cell>
          <table:table-cell table:number-columns-repeated="1020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8" office:value-type="string" calcext:value-type="string">
            <text:p>Sivaslı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Uşak</text:p>
          </table:table-cell>
          <table:table-cell table:number-columns-repeated="1020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8" office:value-type="string" calcext:value-type="string">
            <text:p>Ulubey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Uşak</text:p>
          </table:table-cell>
          <table:table-cell table:number-columns-repeated="1020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8" office:value-type="string" calcext:value-type="string">
            <text:p>Bahçesaray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8" office:value-type="string" calcext:value-type="string">
            <text:p>Başkale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8" office:value-type="string" calcext:value-type="string">
            <text:p>Çaldıran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8" office:value-type="string" calcext:value-type="string">
            <text:p>Çatak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8" office:value-type="string" calcext:value-type="string">
            <text:p>Edremit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8" office:value-type="string" calcext:value-type="string">
            <text:p>Erciş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8" office:value-type="string" calcext:value-type="string">
            <text:p>Gevaş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8" office:value-type="string" calcext:value-type="string">
            <text:p>Gürpınar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8" office:value-type="string" calcext:value-type="string">
            <text:p>İpekyolu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8" office:value-type="string" calcext:value-type="string">
            <text:p>Muradiye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8" office:value-type="string" calcext:value-type="string">
            <text:p>Özalp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8" office:value-type="string" calcext:value-type="string">
            <text:p>Saray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8" office:value-type="string" calcext:value-type="string">
            <text:p>Tuşba</text:p>
          </table:table-cell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an</text:p>
          </table:table-cell>
          <table:table-cell table:number-columns-repeated="1020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8" office:value-type="string" calcext:value-type="string">
            <text:p>Akdağmadeni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8" office:value-type="string" calcext:value-type="string">
            <text:p>Aydıncık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8" office:value-type="string" calcext:value-type="string">
            <text:p>Boğazlıyan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8" office:value-type="string" calcext:value-type="string">
            <text:p>Çandır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8" office:value-type="string" calcext:value-type="string">
            <text:p>Çayıralan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8" office:value-type="string" calcext:value-type="string">
            <text:p>Çekerek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8" office:value-type="string" calcext:value-type="string">
            <text:p>Kadışehri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8" office:value-type="string" calcext:value-type="string">
            <text:p>Saraykent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8" office:value-type="string" calcext:value-type="string">
            <text:p>Sarıkaya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8" office:value-type="string" calcext:value-type="string">
            <text:p>Sorgun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8" office:value-type="string" calcext:value-type="string">
            <text:p>Şefaatli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8" office:value-type="string" calcext:value-type="string">
            <text:p>Yenifakılı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8" office:value-type="string" calcext:value-type="string">
            <text:p>Yerköy</text:p>
          </table:table-cell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Yozgat</text:p>
          </table:table-cell>
          <table:table-cell table:number-columns-repeated="1020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8" office:value-type="string" calcext:value-type="string">
            <text:p>Alaplı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8" office:value-type="string" calcext:value-type="string">
            <text:p>Çaycuma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8" office:value-type="string" calcext:value-type="string">
            <text:p>Devrek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8" office:value-type="string" calcext:value-type="string">
            <text:p>Gökçebey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8" office:value-type="string" calcext:value-type="string">
            <text:p>Karadeniz Ereğli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8" office:value-type="string" calcext:value-type="string">
            <text:p>Kilimli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8" office:value-type="string" calcext:value-type="string">
            <text:p>Kozlu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Zonguldak</text:p>
          </table:table-cell>
          <table:table-cell table:number-columns-repeated="1020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8" office:value-type="string" calcext:value-type="string">
            <text:p>Ağaçören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8" office:value-type="string" calcext:value-type="string">
            <text:p>Eskil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8" office:value-type="string" calcext:value-type="string">
            <text:p>Gülağaç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8" office:value-type="string" calcext:value-type="string">
            <text:p>Güzelyurt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8" office:value-type="string" calcext:value-type="string">
            <text:p>Ortaköy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8" office:value-type="string" calcext:value-type="string">
            <text:p>Sarıyahşi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8" office:value-type="string" calcext:value-type="string">
            <text:p>Sultanhanı</text:p>
          </table:table-cell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Aksaray</text:p>
          </table:table-cell>
          <table:table-cell table:number-columns-repeated="1020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8" office:value-type="string" calcext:value-type="string">
            <text:p>Aydıntepe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Bayburt</text:p>
          </table:table-cell>
          <table:table-cell table:number-columns-repeated="1020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8" office:value-type="string" calcext:value-type="string">
            <text:p>Demirözü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Bayburt</text:p>
          </table:table-cell>
          <table:table-cell table:number-columns-repeated="1020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Bayburt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8" office:value-type="string" calcext:value-type="string">
            <text:p>Ayrancı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Karaman</text:p>
          </table:table-cell>
          <table:table-cell table:number-columns-repeated="1020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8" office:value-type="string" calcext:value-type="string">
            <text:p>Başyayla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Karaman</text:p>
          </table:table-cell>
          <table:table-cell table:number-columns-repeated="1020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8" office:value-type="string" calcext:value-type="string">
            <text:p>Ermenek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Karaman</text:p>
          </table:table-cell>
          <table:table-cell table:number-columns-repeated="1020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8" office:value-type="string" calcext:value-type="string">
            <text:p>Kazımkarabekir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Karaman</text:p>
          </table:table-cell>
          <table:table-cell table:number-columns-repeated="1020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Karaman</text:p>
          </table:table-cell>
          <table:table-cell table:number-columns-repeated="1020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8" office:value-type="string" calcext:value-type="string">
            <text:p>Sarıveliler</text:p>
          </table:table-cell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Karaman</text:p>
          </table:table-cell>
          <table:table-cell table:number-columns-repeated="1020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8" office:value-type="string" calcext:value-type="string">
            <text:p>Bahşılı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8" office:value-type="string" calcext:value-type="string">
            <text:p>Balışeyh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8" office:value-type="string" calcext:value-type="string">
            <text:p>Çelebi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8" office:value-type="string" calcext:value-type="string">
            <text:p>Delice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8" office:value-type="string" calcext:value-type="string">
            <text:p>Karakeçili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8" office:value-type="string" calcext:value-type="string">
            <text:p>Keskin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8" office:value-type="string" calcext:value-type="string">
            <text:p>Sulakyurt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8" office:value-type="string" calcext:value-type="string">
            <text:p>Yahşihan</text:p>
          </table:table-cell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Kırıkkale</text:p>
          </table:table-cell>
          <table:table-cell table:number-columns-repeated="1020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8" office:value-type="string" calcext:value-type="string">
            <text:p>Beşiri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Batman</text:p>
          </table:table-cell>
          <table:table-cell table:number-columns-repeated="1020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8" office:value-type="string" calcext:value-type="string">
            <text:p>Gercüş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Batman</text:p>
          </table:table-cell>
          <table:table-cell table:number-columns-repeated="1020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8" office:value-type="string" calcext:value-type="string">
            <text:p>Hasankeyf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Batman</text:p>
          </table:table-cell>
          <table:table-cell table:number-columns-repeated="1020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8" office:value-type="string" calcext:value-type="string">
            <text:p>Kozluk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Batman</text:p>
          </table:table-cell>
          <table:table-cell table:number-columns-repeated="1020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Batman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8" office:value-type="string" calcext:value-type="string">
            <text:p>Sason</text:p>
          </table:table-cell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Batman</text:p>
          </table:table-cell>
          <table:table-cell table:number-columns-repeated="1020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8" office:value-type="string" calcext:value-type="string">
            <text:p>Beytüşşebap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8" office:value-type="string" calcext:value-type="string">
            <text:p>Cizre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8" office:value-type="string" calcext:value-type="string">
            <text:p>Güçlükonak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8" office:value-type="string" calcext:value-type="string">
            <text:p>İdil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8" office:value-type="string" calcext:value-type="string">
            <text:p>Silopi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8" office:value-type="string" calcext:value-type="string">
            <text:p>Uludere</text:p>
          </table:table-cell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Şırnak</text:p>
          </table:table-cell>
          <table:table-cell table:number-columns-repeated="1020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8" office:value-type="string" calcext:value-type="string">
            <text:p>Amasra</text:p>
          </table:table-cell>
          <table:table-cell table:style-name="ce2" office:value-type="float" office:value="74" calcext:value-type="float">
            <text:p>74</text:p>
          </table:table-cell>
          <table:table-cell table:style-name="ce8" office:value-type="string" calcext:value-type="string">
            <text:p>Bartın</text:p>
          </table:table-cell>
          <table:table-cell table:number-columns-repeated="1020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8" office:value-type="string" calcext:value-type="string">
            <text:p>Kurucaşile</text:p>
          </table:table-cell>
          <table:table-cell table:style-name="ce2" office:value-type="float" office:value="74" calcext:value-type="float">
            <text:p>74</text:p>
          </table:table-cell>
          <table:table-cell table:style-name="ce8" office:value-type="string" calcext:value-type="string">
            <text:p>Bartın</text:p>
          </table:table-cell>
          <table:table-cell table:number-columns-repeated="1020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4" calcext:value-type="float">
            <text:p>74</text:p>
          </table:table-cell>
          <table:table-cell table:style-name="ce8" office:value-type="string" calcext:value-type="string">
            <text:p>Bartın</text:p>
          </table:table-cell>
          <table:table-cell table:number-columns-repeated="1020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8" office:value-type="string" calcext:value-type="string">
            <text:p>Ulus</text:p>
          </table:table-cell>
          <table:table-cell table:style-name="ce2" office:value-type="float" office:value="74" calcext:value-type="float">
            <text:p>74</text:p>
          </table:table-cell>
          <table:table-cell table:style-name="ce8" office:value-type="string" calcext:value-type="string">
            <text:p>Bartın</text:p>
          </table:table-cell>
          <table:table-cell table:number-columns-repeated="1020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8" office:value-type="string" calcext:value-type="string">
            <text:p>Çıldır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Ardahan</text:p>
          </table:table-cell>
          <table:table-cell table:number-columns-repeated="1020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8" office:value-type="string" calcext:value-type="string">
            <text:p>Damal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Ardahan</text:p>
          </table:table-cell>
          <table:table-cell table:number-columns-repeated="1020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8" office:value-type="string" calcext:value-type="string">
            <text:p>Göle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Ardahan</text:p>
          </table:table-cell>
          <table:table-cell table:number-columns-repeated="1020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8" office:value-type="string" calcext:value-type="string">
            <text:p>Hanak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Ardahan</text:p>
          </table:table-cell>
          <table:table-cell table:number-columns-repeated="1020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Ardahan</text:p>
          </table:table-cell>
          <table:table-cell table:number-columns-repeated="1020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8" office:value-type="string" calcext:value-type="string">
            <text:p>Posof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Ardahan</text:p>
          </table:table-cell>
          <table:table-cell table:number-columns-repeated="1020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8" office:value-type="string" calcext:value-type="string">
            <text:p>Aralık</text:p>
          </table:table-cell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Iğdır</text:p>
          </table:table-cell>
          <table:table-cell table:number-columns-repeated="1020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8" office:value-type="string" calcext:value-type="string">
            <text:p>Karakoyunlu</text:p>
          </table:table-cell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Iğdır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Iğdır</text:p>
          </table:table-cell>
          <table:table-cell table:number-columns-repeated="1020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8" office:value-type="string" calcext:value-type="string">
            <text:p>Tuzluca</text:p>
          </table:table-cell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Iğdır</text:p>
          </table:table-cell>
          <table:table-cell table:number-columns-repeated="1020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8" office:value-type="string" calcext:value-type="string">
            <text:p>Altınova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Yalova</text:p>
          </table:table-cell>
          <table:table-cell table:number-columns-repeated="1020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8" office:value-type="string" calcext:value-type="string">
            <text:p>Armutlu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Yalova</text:p>
          </table:table-cell>
          <table:table-cell table:number-columns-repeated="1020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8" office:value-type="string" calcext:value-type="string">
            <text:p>Çınarcık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Yalova</text:p>
          </table:table-cell>
          <table:table-cell table:number-columns-repeated="1020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8" office:value-type="string" calcext:value-type="string">
            <text:p>Çiftlikköy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Yalova</text:p>
          </table:table-cell>
          <table:table-cell table:number-columns-repeated="1020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Yalova</text:p>
          </table:table-cell>
          <table:table-cell table:number-columns-repeated="1020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8" office:value-type="string" calcext:value-type="string">
            <text:p>Termal</text:p>
          </table:table-cell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Yalova</text:p>
          </table:table-cell>
          <table:table-cell table:number-columns-repeated="1020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8" office:value-type="string" calcext:value-type="string">
            <text:p>Eflani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Karabük</text:p>
          </table:table-cell>
          <table:table-cell table:number-columns-repeated="1020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8" office:value-type="string" calcext:value-type="string">
            <text:p>Eskipazar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Karabük</text:p>
          </table:table-cell>
          <table:table-cell table:number-columns-repeated="1020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Karabük</text:p>
          </table:table-cell>
          <table:table-cell table:number-columns-repeated="1020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8" office:value-type="string" calcext:value-type="string">
            <text:p>Ovacık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Karabük</text:p>
          </table:table-cell>
          <table:table-cell table:number-columns-repeated="1020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8" office:value-type="string" calcext:value-type="string">
            <text:p>Safranbolu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Karabük</text:p>
          </table:table-cell>
          <table:table-cell table:number-columns-repeated="1020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8" office:value-type="string" calcext:value-type="string">
            <text:p>Yenice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Karabük</text:p>
          </table:table-cell>
          <table:table-cell table:number-columns-repeated="1020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8" office:value-type="string" calcext:value-type="string">
            <text:p>Elbeyli</text:p>
          </table:table-cell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Kilis</text:p>
          </table:table-cell>
          <table:table-cell table:number-columns-repeated="1020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Kilis</text:p>
          </table:table-cell>
          <table:table-cell table:number-columns-repeated="1020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8" office:value-type="string" calcext:value-type="string">
            <text:p>Musabeyli</text:p>
          </table:table-cell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Kilis</text:p>
          </table:table-cell>
          <table:table-cell table:number-columns-repeated="1020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8" office:value-type="string" calcext:value-type="string">
            <text:p>Polateli</text:p>
          </table:table-cell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Kilis</text:p>
          </table:table-cell>
          <table:table-cell table:number-columns-repeated="1020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8" office:value-type="string" calcext:value-type="string">
            <text:p>Bahçe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8" office:value-type="string" calcext:value-type="string">
            <text:p>Düziçi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8" office:value-type="string" calcext:value-type="string">
            <text:p>Hasanbeyli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8" office:value-type="string" calcext:value-type="string">
            <text:p>Kadirli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8" office:value-type="string" calcext:value-type="string">
            <text:p>Sumbas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8" office:value-type="string" calcext:value-type="string">
            <text:p>Toprakkale</text:p>
          </table:table-cell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Osmaniye</text:p>
          </table:table-cell>
          <table:table-cell table:number-columns-repeated="1020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8" office:value-type="string" calcext:value-type="string">
            <text:p>Akçakoca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8" office:value-type="string" calcext:value-type="string">
            <text:p>Cumayeri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8" office:value-type="string" calcext:value-type="string">
            <text:p>Çilimli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8" office:value-type="string" calcext:value-type="string">
            <text:p>Gölyaka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8" office:value-type="string" calcext:value-type="string">
            <text:p>Gümüşova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8" office:value-type="string" calcext:value-type="string">
            <text:p>Kaynaşlı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8" office:value-type="string" calcext:value-type="string">
            <text:p>Merkez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8" office:value-type="string" calcext:value-type="string">
            <text:p>Yığılca</text:p>
          </table:table-cell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Düzce</text:p>
          </table:table-cell>
          <table:table-cell table:number-columns-repeated="1020"/>
        </table:table-row>
        <table:table-row table:style-name="ro1" table:number-rows-repeated="74">
          <table:table-cell table:style-name="ce2"/>
          <table:table-cell/>
          <table:table-cell table:style-name="ce2"/>
          <table:table-cell table:number-columns-repeated="1021"/>
        </table:table-row>
        <table:table-row table:style-name="ro2" table:number-rows-repeated="1047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ons" style:display-name="PageStyle_Reg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inces" style:display-name="PageStyle_Provi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cts" style:display-name="PageStyle_Distri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18" meta:object-count="0"/>
    <meta:generator>LibreOfficeDev/6.0.5.2$Linux_X86_64 LibreOffice_project/</meta:generator>
  </office:meta>
</office:document-meta>
</file>